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f7c8" officeooo:paragraph-rsid="0015f7c8" style:font-weight-asian="bold" style:font-weight-complex="bold"/>
    </style:style>
    <style:style style:name="P2" style:family="paragraph" style:parent-style-name="Standard">
      <style:text-properties fo:font-weight="bold" officeooo:rsid="0015f7c8" officeooo:paragraph-rsid="0018ae42" style:font-weight-asian="bold" style:font-weight-complex="bold"/>
    </style:style>
    <style:style style:name="P3" style:family="paragraph" style:parent-style-name="Standard">
      <style:text-properties fo:font-weight="bold" officeooo:rsid="0015f7c8" officeooo:paragraph-rsid="001dc35b" style:font-weight-asian="bold" style:font-weight-complex="bold"/>
    </style:style>
    <style:style style:name="P4" style:family="paragraph" style:parent-style-name="Standard">
      <style:text-properties fo:font-weight="bold" officeooo:rsid="0015f7c8" officeooo:paragraph-rsid="00241114" style:font-weight-asian="bold" style:font-weight-complex="bold"/>
    </style:style>
    <style:style style:name="P5" style:family="paragraph" style:parent-style-name="Standard">
      <style:text-properties fo:font-weight="bold" officeooo:rsid="0015f7c8" officeooo:paragraph-rsid="0025ce1a" style:font-weight-asian="bold" style:font-weight-complex="bold"/>
    </style:style>
    <style:style style:name="P6" style:family="paragraph" style:parent-style-name="Standard">
      <style:text-properties fo:font-weight="bold" officeooo:rsid="0017b661" officeooo:paragraph-rsid="0017b661" style:font-weight-asian="bold" style:font-weight-complex="bold"/>
    </style:style>
    <style:style style:name="P7" style:family="paragraph" style:parent-style-name="Standard">
      <style:text-properties fo:font-weight="bold" officeooo:rsid="0017b661" officeooo:paragraph-rsid="0025ce1a" style:font-weight-asian="bold" style:font-weight-complex="bold"/>
    </style:style>
    <style:style style:name="P8" style:family="paragraph" style:parent-style-name="Standard">
      <style:paragraph-properties fo:padding="0.049cm" fo:border="0.06pt solid #000000" style:shadow="#808080 0.18cm -0.18cm"/>
      <style:text-properties fo:font-weight="bold" officeooo:rsid="0015f7c8" officeooo:paragraph-rsid="0015f7c8" style:font-weight-asian="bold" style:font-weight-complex="bold"/>
    </style:style>
    <style:style style:name="P9" style:family="paragraph" style:parent-style-name="Standard">
      <style:paragraph-properties fo:padding="0.049cm" fo:border="0.06pt solid #000000" style:shadow="#808080 0.18cm -0.18cm"/>
      <style:text-properties fo:font-weight="bold" officeooo:rsid="0015f7c8" officeooo:paragraph-rsid="0025ce1a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b661" style:font-weight-asian="normal" style:font-weight-complex="normal"/>
    </style:style>
    <style:style style:name="T3" style:family="text">
      <style:text-properties fo:font-weight="normal" officeooo:rsid="0018ae42" style:font-weight-asian="normal" style:font-weight-complex="normal"/>
    </style:style>
    <style:style style:name="T4" style:family="text">
      <style:text-properties fo:font-weight="normal" officeooo:rsid="001a8b04" style:font-weight-asian="normal" style:font-weight-complex="normal"/>
    </style:style>
    <style:style style:name="T5" style:family="text">
      <style:text-properties fo:font-weight="normal" officeooo:rsid="001b7027" style:font-weight-asian="normal" style:font-weight-complex="normal"/>
    </style:style>
    <style:style style:name="T6" style:family="text">
      <style:text-properties fo:font-weight="normal" officeooo:rsid="001ca9ea" style:font-weight-asian="normal" style:font-weight-complex="normal"/>
    </style:style>
    <style:style style:name="T7" style:family="text">
      <style:text-properties fo:font-weight="normal" officeooo:rsid="001dc35b" style:font-weight-asian="normal" style:font-weight-complex="normal"/>
    </style:style>
    <style:style style:name="T8" style:family="text">
      <style:text-properties fo:font-weight="normal" officeooo:rsid="001f8eff" style:font-weight-asian="normal" style:font-weight-complex="normal"/>
    </style:style>
    <style:style style:name="T9" style:family="text">
      <style:text-properties fo:font-weight="normal" officeooo:rsid="00213993" style:font-weight-asian="normal" style:font-weight-complex="normal"/>
    </style:style>
    <style:style style:name="T10" style:family="text">
      <style:text-properties fo:font-weight="normal" officeooo:rsid="0021f482" style:font-weight-asian="normal" style:font-weight-complex="normal"/>
    </style:style>
    <style:style style:name="T11" style:family="text">
      <style:text-properties fo:font-weight="normal" officeooo:rsid="0023357d" style:font-weight-asian="normal" style:font-weight-complex="normal"/>
    </style:style>
    <style:style style:name="T12" style:family="text">
      <style:text-properties fo:font-weight="normal" officeooo:rsid="0024d3b5" style:font-weight-asian="normal" style:font-weight-complex="normal"/>
    </style:style>
    <style:style style:name="T13" style:family="text">
      <style:text-properties officeooo:rsid="0018ae42"/>
    </style:style>
    <style:style style:name="T14" style:family="text">
      <style:text-properties officeooo:rsid="001dc35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Barème pour le sujet d’écriture « raconter une histoire que je lis dans une photographie» </text:p>
      <text:p text:style-name="P1"/>
      <text:p text:style-name="P4">paragraphe n°1 : <text:span text:style-name="T1">nature de l’</text:span><text:span text:style-name="T4">œ</text:span><text:span text:style-name="T1">uvre, auteur, date, titre<text:tab/><text:tab/><text:tab/><text:tab/><text:tab/></text:span><text:span text:style-name="T3">o </text:span><text:span text:style-name="T6">o </text:span><text:span text:style-name="T8">o</text:span></text:p>
      <text:p text:style-name="P1"><text:span text:style-name="T1"><text:tab/></text:span></text:p>
      <text:p text:style-name="P1"><text:span text:style-name="T1"><text:tab/></text:span><text:span text:style-name="T2">Il s’agit …</text:span></text:p>
      <text:p text:style-name="P6"><text:span text:style-name="T1"><text:tab/>L’oeuvre est intitulée… </text:span></text:p>
      <text:p text:style-name="P6"><text:span text:style-name="T1"><text:tab/>Elle a été prise par …</text:span></text:p>
      <text:p text:style-name="P1"><text:span text:style-name="T1"/></text:p>
      <text:p text:style-name="P1">paragraphe n°2<text:span text:style-name="T1"> : </text:span><text:span text:style-name="T2">description de l’oeuvre : </text:span><text:span text:style-name="T11">utilisez </text:span><text:span text:style-name="T12">d</text:span><text:span text:style-name="T11">es termes techniques !<text:tab/></text:span><text:span text:style-name="T2"><text:tab/></text:span><text:span text:style-name="T3">o o o </text:span><text:span text:style-name="T6">o o</text:span></text:p>
      <text:p text:style-name="P1"><text:span text:style-name="T2"/></text:p>
      <text:p text:style-name="P1"><text:span text:style-name="T2"><text:tab/>Au … se trouvent deux …</text:span></text:p>
      <text:p text:style-name="P1"><text:span text:style-name="T2"><text:tab/></text:span><text:span text:style-name="T3">Je vois … Nous voyons …</text:span></text:p>
      <text:p text:style-name="P1"><text:span text:style-name="T3"><text:tab/>La photographie a été prise en …</text:span></text:p>
      <text:p text:style-name="P1"><text:span text:style-name="T3"><text:tab/>Il y a pour moi un … au centre …</text:span></text:p>
      <text:p text:style-name="P1"><text:span text:style-name="T3"/></text:p>
      <text:p text:style-name="P2"><text:span text:style-name="T13">paragraphe n°3 :</text:span><text:span text:style-name="T3"> </text:span><text:span text:style-name="T4">A</text:span><text:span text:style-name="T3">imez-vous cette photographie ? <text:tab/><text:tab/><text:tab/><text:tab/> <text:s text:c="10"/>o o o </text:span><text:span text:style-name="T5">o o</text:span></text:p>
      <text:p text:style-name="P2"><text:span text:style-name="T3"/></text:p>
      <text:p text:style-name="P2"><text:span text:style-name="T3"><text:tab/></text:span><text:span text:style-name="T4">J’apprécie/Je n’apprécie pas cette photographie car … En effet je ressens …</text:span></text:p>
      <text:p text:style-name="P2"><text:span text:style-name="T4"><text:tab/>ce qui me rappelle une autre œuvre …</text:span></text:p>
      <text:p text:style-name="P2"/>
      <text:p text:style-name="P3"><text:span text:style-name="T13">paragraphe n°4</text:span><text:span text:style-name="T7"> </text:span><text:span text:style-name="T3">: </text:span><text:span text:style-name="T7">Qu’est-ce qui a pu se passer avant/après cette œuvre ?<text:tab/><text:tab/> <text:s text:c="9"/>o o o o o o </text:span><text:span text:style-name="T10">o</text:span></text:p>
      <text:p text:style-name="P3"><text:span text:style-name="T7"><text:tab/>A mon avis, juste avant/</text:span><text:span text:style-name="T9">après … </text:span></text:p>
      <text:p text:style-name="P3"><text:span text:style-name="T7"><text:tab/>Je crois que quelques minutes avant/</text:span><text:span text:style-name="T9">après</text:span><text:span text:style-name="T7"> …</text:span></text:p>
      <text:p text:style-name="P3"><text:span text:style-name="T7"><text:tab/></text:span><text:span text:style-name="T3"><text:tab/></text:span></text:p>
      <text:p text:style-name="P1"><text:span text:style-name="T2"><text:tab/></text:span></text:p>
      <text:p text:style-name="P1"><text:span text:style-name="T2"/></text:p>
      <text:p text:style-name="P1"><text:span text:style-name="T2"><text:tab/></text:span></text:p>
      <text:p text:style-name="P1"/>
      <text:p text:style-name="P9">Barème pour le sujet d’écriture « raconter une histoire que je lis dans une photographie» </text:p>
      <text:p text:style-name="P5"/>
      <text:p text:style-name="P5">paragraphe n°1 : <text:span text:style-name="T1">nature de l’</text:span><text:span text:style-name="T4">œ</text:span><text:span text:style-name="T1">uvre, auteur, date, titre<text:tab/><text:tab/><text:tab/><text:tab/><text:tab/></text:span><text:span text:style-name="T3">o </text:span><text:span text:style-name="T6">o </text:span><text:span text:style-name="T8">o</text:span></text:p>
      <text:p text:style-name="P5"><text:span text:style-name="T1"><text:tab/></text:span></text:p>
      <text:p text:style-name="P5"><text:span text:style-name="T1"><text:tab/></text:span><text:span text:style-name="T2">Il s’agit …</text:span></text:p>
      <text:p text:style-name="P7"><text:span text:style-name="T1"><text:tab/>L’oeuvre est intitulée… </text:span></text:p>
      <text:p text:style-name="P7"><text:span text:style-name="T1"><text:tab/>Elle a été prise par …</text:span></text:p>
      <text:p text:style-name="P5"><text:span text:style-name="T1"/></text:p>
      <text:p text:style-name="P5">paragraphe n°2<text:span text:style-name="T1"> : </text:span><text:span text:style-name="T2">description de l’oeuvre : </text:span><text:span text:style-name="T11">utilisez </text:span><text:span text:style-name="T12">d</text:span><text:span text:style-name="T11">es termes techniques !<text:tab/></text:span><text:span text:style-name="T2"><text:tab/></text:span><text:span text:style-name="T3">o o o </text:span><text:span text:style-name="T6">o o</text:span></text:p>
      <text:p text:style-name="P5"><text:span text:style-name="T2"/></text:p>
      <text:p text:style-name="P5"><text:span text:style-name="T2"><text:tab/>Au … se trouvent deux …</text:span></text:p>
      <text:p text:style-name="P5"><text:span text:style-name="T2"><text:tab/></text:span><text:span text:style-name="T3">Je vois … Nous voyons …</text:span></text:p>
      <text:p text:style-name="P5"><text:span text:style-name="T3"><text:tab/>La photographie a été prise en …</text:span></text:p>
      <text:p text:style-name="P5"><text:span text:style-name="T3"><text:tab/>Il y a pour moi un … au centre …</text:span></text:p>
      <text:p text:style-name="P5"><text:span text:style-name="T3"/></text:p>
      <text:p text:style-name="P5"><text:span text:style-name="T13">paragraphe n°3 :</text:span><text:span text:style-name="T3"> </text:span><text:span text:style-name="T4">A</text:span><text:span text:style-name="T3">imez-vous cette photographie ? <text:tab/><text:tab/><text:tab/><text:tab/> <text:s text:c="10"/>o o o </text:span><text:span text:style-name="T5">o o</text:span></text:p>
      <text:p text:style-name="P5"><text:span text:style-name="T3"/></text:p>
      <text:p text:style-name="P5"><text:span text:style-name="T3"><text:tab/></text:span><text:span text:style-name="T4">J’apprécie/Je n’apprécie pas cette photographie car … En effet je ressens …</text:span></text:p>
      <text:p text:style-name="P5"><text:span text:style-name="T4"><text:tab/>ce qui me rappelle une autre œuvre …</text:span></text:p>
      <text:p text:style-name="P5"/>
      <text:p text:style-name="P5"><text:span text:style-name="T13">paragraphe n°4</text:span><text:span text:style-name="T7"> </text:span><text:span text:style-name="T3">: </text:span><text:span text:style-name="T7">Qu’est-ce qui a pu se passer avant/après cette œuvre ?<text:tab/><text:tab/> <text:s text:c="9"/>o o o o o o </text:span><text:span text:style-name="T10">o</text:span></text:p>
      <text:p text:style-name="P5"><text:span text:style-name="T7"><text:tab/>A mon avis, juste avant/</text:span><text:span text:style-name="T9">après … </text:span></text:p>
      <text:p text:style-name="P5"><text:span text:style-name="T7"><text:tab/>Je crois que quelques minutes avant/</text:span><text:span text:style-name="T9">après</text:span><text:span text:style-name="T7"> …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5T21:51:21.114897543</meta:creation-date>
    <dc:date>2021-02-15T22:00:55.368076785</dc:date>
    <meta:editing-duration>PT9M27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1" meta:paragraph-count="37" meta:word-count="300" meta:character-count="1554" meta:non-whitespace-character-count="1190"/>
  </office:meta>
</office:document-meta>
</file>